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99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ackground-color="#ffff99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ackground-color="#ffff99" fo:border-left="0.0008in solid #000000" fo:border-right="0.0008in solid #000000" fo:border-top="none"/>
    </style:style>
    <style:style style:name="ce4" style:family="table-cell" style:parent-style-name="Defaul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46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4" table:formula="oooc:=SUMPRODUCT([.B5:.B14];[.D5:.D14])" office:value-type="float" office:value="0">
            <text:p>0</text:p>
          </table:table-cell>
          <table:table-cell/>
          <table:table-cell table:formula="oooc:=SUMPRODUCT([.$B$5:.$B$14];[.F5:.F14])" office:value-type="float" office:value="0">
            <text:p>0</text:p>
          </table:table-cell>
          <table:table-cell table:formula="oooc:=SUMPRODUCT([.$B$5:.$B$14];[.G5:.G14])" office:value-type="float" office:value="0">
            <text:p>0</text:p>
          </table:table-cell>
          <table:table-cell table:formula="oooc:=SUMPRODUCT([.$B$5:.$B$14];[.H5:.H14])" office:value-type="float" office:value="0">
            <text:p>0</text:p>
          </table:table-cell>
          <table:table-cell table:formula="oooc:=SUMPRODUCT([.$B$5:.$B$14];[.I5:.I14])" office:value-type="float" office:value="0">
            <text:p>0</text:p>
          </table:table-cell>
          <table:table-cell table:formula="oooc:=SUMPRODUCT([.$B$5:.$B$14];[.J5:.J14]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number-columns-repeated="5"/>
          <table:table-cell office:value-type="float" office:value="50000">
            <text:p>50000</text:p>
          </table:table-cell>
          <table:table-cell office:value-type="float" office:value="12000">
            <text:p>120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0000">
            <text:p>10000</text:p>
          </table:table-cell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Target: D16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aximiz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hange B5:B14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16 &lt; F17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G16 &lt; G17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16 &lt; H17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I16 &lt; I17</text:p>
          </table:table-cell>
          <table:table-cell table:number-columns-repeated="254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1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6">11/16/2006</text:date>, <text:time>23:2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Niklas Nebel</meta:initial-creator>
    <meta:creation-date>2005-09-23T18:55:48</meta:creation-date>
    <dc:date>2006-11-16T23:28:03</dc:date>
    <meta:print-date>2005-09-23T19:02:22</meta:print-date>
    <dc:language>en-US</dc:language>
    <meta:editing-cycles>10</meta:editing-cycles>
    <meta:editing-duration>PT1H11M0S</meta:editing-duration>
    <meta:user-defined meta:name="Info 1"/>
    <meta:user-defined meta:name="Info 2"/>
    <meta:user-defined meta:name="Info 3"/>
    <meta:user-defined meta:name="Info 4"/>
    <meta:user-defined meta:name="us.kohei.ooo.solver:model" meta:value-type="string">$Sheet1.$D$16,min,$Sheet1.$B$5:$B$14,$Sheet1.$F$16:$J$16,&lt;=,$Sheet1.$F$17:$J$17,$Sheet1.$F$16,&gt;=,500</meta:user-defined>
    <meta:document-statistic meta:table-count="3" meta:cell-count="68"/>
  </office:meta>
</office:document-meta>
</file>